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a5f89" officeooo:paragraph-rsid="000a5f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econd day of meeting people is more relaxed and friendly and apart from that that classes become <text:s/>even more interactive and a fun way of studying. Todays classes are one of my best and favorite having to make sure you git init every thing for it to initialize a repository within your brain and heart and make sure we have restored all we saw and did today.</text:p>
      <text:p text:style-name="P1"/>
      <text:p text:style-name="P1">The day went on well and met new guys during lunch and having them showing us around made us feel welcomed and in a community that is worth living. That reminds me I have to git add more people into my repository and that makes it an awesome experience.</text:p>
      <text:p text:style-name="P1"/>
      <text:p text:style-name="P1">If I git status my day it feels not complete since my afternoon is not covered .Having to kick start it with a discussion with python create an motivational mood for more problem solving and one is able to add more ideas and extra knowledge that they did not have.</text:p>
      <text:p text:style-name="P1"/>
      <text:p text:style-name="P1">For me to remember all I did today if I git log not all my work has been committed so I have to do that first and lastly making sure that my cloud repository keeps this forever I will git push it to the git hub of my experien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07:23:38.389601862</meta:creation-date>
    <dc:date>2016-04-27T07:41:22.968823999</dc:date>
    <meta:editing-duration>PT33S</meta:editing-duration>
    <meta:editing-cycles>1</meta:editing-cycles>
    <meta:document-statistic meta:table-count="0" meta:image-count="0" meta:object-count="0" meta:page-count="1" meta:paragraph-count="4" meta:word-count="216" meta:character-count="1108" meta:non-whitespace-character-count="895"/>
    <meta:generator>LibreOffice/4.2.8.2$Linux_X86_64 LibreOffice_project/420m0$Build-2</meta:generator>
  </office:meta>
</office:document-meta>
</file>